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style:text-underline-style="solid" style:text-underline-width="auto" style:text-underline-color="font-color" officeooo:rsid="000ccd39" officeooo:paragraph-rsid="0012d054"/>
    </style:style>
    <style:style style:name="P2" style:family="paragraph" style:parent-style-name="Standard">
      <style:paragraph-properties fo:text-align="justify" style:justify-single-word="false"/>
      <style:text-properties style:font-name="Liberation Sans" style:text-underline-style="none" officeooo:rsid="000e14a7" officeooo:paragraph-rsid="000e14a7"/>
    </style:style>
    <style:style style:name="P3" style:family="paragraph" style:parent-style-name="Standard">
      <style:paragraph-properties fo:text-align="justify" style:justify-single-word="false"/>
      <style:text-properties style:font-name="Liberation Sans" style:text-underline-style="none" officeooo:rsid="000e14a7" officeooo:paragraph-rsid="00153b44"/>
    </style:style>
    <style:style style:name="P4" style:family="paragraph" style:parent-style-name="Standard">
      <style:paragraph-properties fo:text-align="justify" style:justify-single-word="false"/>
      <style:text-properties style:font-name="Liberation Sans" style:text-underline-style="none" officeooo:rsid="00103d28" officeooo:paragraph-rsid="00103d28"/>
    </style:style>
    <style:style style:name="P5" style:family="paragraph" style:parent-style-name="Standard">
      <style:paragraph-properties fo:text-align="justify" style:justify-single-word="false"/>
      <style:text-properties style:font-name="Liberation Sans" style:text-underline-style="none" officeooo:rsid="00133cf3" officeooo:paragraph-rsid="00133cf3"/>
    </style:style>
    <style:style style:name="P6" style:family="paragraph" style:parent-style-name="Standard">
      <style:paragraph-properties fo:text-align="justify" style:justify-single-word="false"/>
      <style:text-properties style:font-name="Liberation Sans" style:text-underline-style="none" officeooo:rsid="00133cf3" officeooo:paragraph-rsid="001359af"/>
    </style:style>
    <style:style style:name="T1" style:family="text">
      <style:text-properties officeooo:rsid="000ee41c"/>
    </style:style>
    <style:style style:name="T2" style:family="text">
      <style:text-properties officeooo:rsid="00103d28"/>
    </style:style>
    <style:style style:name="T3" style:family="text">
      <style:text-properties officeooo:rsid="0010f2f9"/>
    </style:style>
    <style:style style:name="T4" style:family="text">
      <style:text-properties officeooo:rsid="0012d054"/>
    </style:style>
    <style:style style:name="T5" style:family="text">
      <style:text-properties officeooo:rsid="001539ca"/>
    </style:style>
    <style:style style:name="T6" style:family="text">
      <style:text-properties officeooo:rsid="00153b44"/>
    </style:style>
    <style:style style:name="T7" style:family="text">
      <style:text-properties officeooo:rsid="001558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 <text:span text:style-name="T4">du projet ARRC: Augmented Reality Radio Car</text:span></text:p>
      <text:p text:style-name="P2"/>
      <text:p text:style-name="P6">Tuteur du projet : Denis Monnerat</text:p>
      <text:p text:style-name="P6"/>
      <text:p text:style-name="P5">Membres du groupe : </text:p>
      <text:p text:style-name="P5">- Nathan Bertholier</text:p>
      <text:p text:style-name="P5">- Thomas Béchet</text:p>
      <text:p text:style-name="P5">- Dorian Terbah</text:p>
      <text:p text:style-name="P5">- Lucas Augusto</text:p>
      <text:p text:style-name="P5"/>
      <text:p text:style-name="P5">Description : </text:p>
      <text:p text:style-name="P5">La ARRC est une voiture télécommandée par réalité augmentée <text:span text:style-name="T5">à </text:span>l’aide d’un smartphone. La caméra du smartphone permet de visualiser la scène contenant la voiture. L’utilisateur peut alors toucher un point de la scène depuis le téléphone (virtuellement) et la voiture doit se déplacer vers ce point physiquement (non virtuel). Une fois que le point est précisé, la voiture n’a pas besoin de rester dans l’angle de la caméra du téléphone pour se rendre à son point.</text:p>
      <text:p text:style-name="P5"/>
      <text:p text:style-name="P2">Étude de l’existant :</text:p>
      <text:p text:style-name="P2"/>
      <text:p text:style-name="P2"/>
      <text:p text:style-name="P2">Expression des besoins :</text:p>
      <text:p text:style-name="P2"/>
      <text:p text:style-name="P2">Besoins fonctionnel<text:span text:style-name="T2">s</text:span> :</text:p>
      <text:p text:style-name="P4">- Transmission des données par Bluetooth</text:p>
      <text:p text:style-name="P4">- Protocole de déplacements autonome du ARRC</text:p>
      <text:p text:style-name="P4">- Protocole de communication simple entre Android et l’ARRC</text:p>
      <text:p text:style-name="P4">- Algorithme de transformation d’espace (screenspace to worl<text:span text:style-name="T3">d</text:span>space)</text:p>
      <text:p text:style-name="P4">- Application Android de gestion des déplacements + connexion</text:p>
      <text:p text:style-name="P4">- Gestion connexion/déconnexion du véhicule en tant réel</text:p>
      <text:p text:style-name="P2"/>
      <text:p text:style-name="P2">Besoins non fonctionnels :</text:p>
      <text:p text:style-name="P2">- <text:span text:style-name="T6">Tutoriel pour la première utilisation</text:span></text:p>
      <text:p text:style-name="P3">- <text:span text:style-name="T6">Indication de la puissance du signal Bluetooth entre le téléphone et le robot</text:span></text:p>
      <text:p text:style-name="P3">- <text:span text:style-name="T7">Édition de niveaux </text:span></text:p>
      <text:p text:style-name="P3"><text:span text:style-name="T6"><text:s/></text:span></text:p>
      <text:p text:style-name="P2">Analyse technique :</text:p>
      <text:p text:style-name="P2"/>
      <text:p text:style-name="P2"/>
      <text:p text:style-name="P2">Outils :</text:p>
      <text:p text:style-name="P2">- Android Studio</text:p>
      <text:p text:style-name="P2">- Gantt Project</text:p>
      <text:p text:style-name="P2">- Github</text:p>
      <text:p text:style-name="P2">- StarUML</text:p>
      <text:p text:style-name="P2">- Pack office</text:p>
      <text:p text:style-name="P2">- Gimp</text:p>
      <text:p text:style-name="P2"/>
      <text:p text:style-name="P2"/>
      <text:p text:style-name="P2">Bibliothèques :</text:p>
      <text:p text:style-name="P2">- <text:span text:style-name="T1">EasyAR</text:span></text:p>
      <text:p text:style-name="P2">- <text:span text:style-name="T1">NDK</text:span></text:p>
      <text:p text:style-name="P2">- <text:span text:style-name="T1">Possiblement une bibliothèque de chargement d’assets (modèles 3D)</text:span></text:p>
      <text:p text:style-name="P2"><text:soft-page-break/></text:p>
      <text:p text:style-name="P2">Diagramme de Gantt :</text:p>
      <text:p text:style-name="P2"/>
      <text:p text:style-name="P2">Diagrammes UML :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5:00:25.997337011</meta:creation-date>
    <dc:date>2018-11-06T15:35:35.757305027</dc:date>
    <meta:editing-duration>PT24M54S</meta:editing-duration>
    <meta:editing-cycles>15</meta:editing-cycles>
    <meta:generator>LibreOffice/5.1.6.2$Linux_X86_64 LibreOffice_project/10m0$Build-2</meta:generator>
    <meta:document-statistic meta:table-count="0" meta:image-count="0" meta:object-count="0" meta:page-count="2" meta:paragraph-count="37" meta:word-count="239" meta:character-count="1442" meta:non-whitespace-character-count="1233"/>
  </office:meta>
</office:document-meta>
</file>